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is prototype is a <text:span text:style-name="Strong_20_Emphasis">conceptual and computational exploration</text:span> of vesicle diffusion inside a cellular geometry, created after reviewing the paper provided by the professor. The goal was to quickly implement a testbed that:</text:p>
      <text:list xml:id="list501238434" text:style-name="L1">
        <text:list-item>
          <text:p text:style-name="P1">Simulates <text:span text:style-name="Strong_20_Emphasis">vesicle diffusion</text:span> in a constrained spatial mesh</text:p>
        </text:list-item>
        <text:list-item>
          <text:p text:style-name="P1">Identifies <text:span text:style-name="Strong_20_Emphasis">local vesicle-triangle overlaps</text:span> efficiently</text:p>
        </text:list-item>
        <text:list-item>
          <text:p text:style-name="P1">Prepares the groundwork for eventual <text:span text:style-name="Strong_20_Emphasis">tetrahedral (3D) extension</text:span></text:p>
        </text:list-item>
      </text:list>
      <text:p text:style-name="Horizontal_20_Line"/>
      <text:h text:style-name="Heading_20_2" text:outline-level="2">Design Overview</text:h>
      <text:p text:style-name="Text_20_body">The simulation simplifies the full 3D cell into a <text:span text:style-name="Strong_20_Emphasis">2D triangular mesh</text:span> (analogous to a tetrahedral volume in 3D), and vesicles are modeled as <text:span text:style-name="Strong_20_Emphasis">moving circular particles</text:span> with discrete sample points on their membrane.</text:p>
      <text:p text:style-name="Text_20_body">Key components include:</text:p>
      <text:list xml:id="list4206688122" text:style-name="L2">
        <text:list-item>
          <text:p text:style-name="P2"><text:span text:style-name="Source_20_Text">Cell</text:span>: generates a 2D hexagonal triangle mesh</text:p>
        </text:list-item>
        <text:list-item>
          <text:p text:style-name="P2"><text:span text:style-name="Source_20_Text">Triangle</text:span>: stores geometry and outward normals for side tests</text:p>
        </text:list-item>
        <text:list-item>
          <text:p text:style-name="P2"><text:span text:style-name="Source_20_Text">Vesicle</text:span>: holds the center, radius, and sample points</text:p>
        </text:list-item>
        <text:list-item>
          <text:p text:style-name="P2"><text:span text:style-name="Source_20_Text">Vesicles</text:span>: manages multiple vesicles and their diffusion</text:p>
        </text:list-item>
        <text:list-item>
          <text:p text:style-name="P2"><text:span text:style-name="Source_20_Text">Visualizer</text:span>: uses Vispy to render the entire system interactively</text:p>
        </text:list-item>
      </text:list>
      <text:p text:style-name="Horizontal_20_Line"/>
      <text:h text:style-name="Heading_20_2" text:outline-level="2">Method: Overlap Detection via Vectorized Side Test</text:h>
      <text:p text:style-name="Text_20_body">For each vesicle:</text:p>
      <text:list xml:id="list546311736" text:style-name="L3">
        <text:list-item>
          <text:p text:style-name="P3">A number of <text:span text:style-name="Strong_20_Emphasis">sample points</text:span> are placed on its membrane (<text:span text:style-name="Source_20_Text">n = 8</text:span>)</text:p>
        </text:list-item>
        <text:list-item>
          <text:p text:style-name="P3">The algorithm uses <text:span text:style-name="Strong_20_Emphasis">vectorized 2D side-tests</text:span> to check whether any sample lies inside a triangle</text:p>
        </text:list-item>
        <text:list-item>
          <text:p text:style-name="P3">Triangle normals are precomputed; the test computes:</text:p>
        </text:list-item>
      </text:list>
      <text:p text:style-name="Text_20_body">dot(P−Vi​,ni​)≤0∀i=1,2,3 </text:p>
      <text:p text:style-name="Text_20_body">If any point lies inside, the triangle is considered <text:span text:style-name="Strong_20_Emphasis">overlapping / occupied</text:span>.</text:p>
      <text:p text:style-name="Text_20_body">This structure is:</text:p>
      <text:list xml:id="list1241155150" text:style-name="L4">
        <text:list-item>
          <text:p text:style-name="P4">Fully vectorized using NumPy broadcasting</text:p>
        </text:list-item>
        <text:list-item>
          <text:p text:style-name="P4">Easily extendable to 3D tetrahedrons (by testing against 4 face planes)</text:p>
        </text:list-item>
        <text:list-item>
          <text:p text:style-name="P4">Ready for GPU acceleration using CuPy or PyTorch if needed</text:p>
        </text:list-item>
      </text:list>
      <text:p text:style-name="Horizontal_20_Line"/>
      <text:h text:style-name="Heading_20_2" text:outline-level="2"><text:soft-page-break/>Diffusion Model</text:h>
      <text:p text:style-name="Text_20_body">Diffusion is modeled as <text:span text:style-name="Strong_20_Emphasis">Brownian motion</text:span>:</text:p>
      <text:p text:style-name="Text_20_body">Δx=2DΔt​⋅ξ </text:p>
      <text:list xml:id="list2036481044" text:style-name="L5">
        <text:list-item>
          <text:p text:style-name="P5"><text:span text:style-name="Source_20_Text">D</text:span> = vesicle-specific diffusion coefficient</text:p>
        </text:list-item>
        <text:list-item>
          <text:p text:style-name="P5"><text:span text:style-name="Source_20_Text">Δt</text:span> = timestep</text:p>
        </text:list-item>
        <text:list-item>
          <text:p text:style-name="P5"><text:span text:style-name="Source_20_Text">ξ</text:span> = Gaussian random direction vector</text:p>
        </text:list-item>
      </text:list>
      <text:p text:style-name="Text_20_body">Vesicle movement is <text:span text:style-name="Strong_20_Emphasis">rejected</text:span> if the new position overlaps with an already occupied triangle (simple exclusion rule).</text:p>
      <text:p text:style-name="Horizontal_20_Line"/>
      <text:h text:style-name="Heading_20_2" text:outline-level="2">Performance</text:h>
      <text:p text:style-name="Text_20_body">Although the prototype is simple, it is:</text:p>
      <text:list xml:id="list927808162" text:style-name="L6">
        <text:list-item>
          <text:p text:style-name="P6">Efficient due to <text:span text:style-name="Strong_20_Emphasis">NumPy vectorization</text:span></text:p>
        </text:list-item>
        <text:list-item>
          <text:p text:style-name="P6">Accurate enough for <text:span text:style-name="Strong_20_Emphasis">conceptual validation</text:span></text:p>
        </text:list-item>
        <text:list-item>
          <text:p text:style-name="P6">Structured to allow <text:span text:style-name="Strong_20_Emphasis">modular extension to 3D geometry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21:08:06.941067343</meta:creation-date>
    <dc:date>2025-06-18T00:07:22.496792491</dc:date>
    <meta:editing-duration>PT2H59M18S</meta:editing-duration>
    <meta:editing-cycles>1</meta:editing-cycles>
    <meta:document-statistic meta:table-count="0" meta:image-count="0" meta:object-count="0" meta:page-count="2" meta:paragraph-count="35" meta:word-count="306" meta:character-count="1954" meta:non-whitespace-character-count="1682"/>
    <meta:generator>LibreOffice/7.3.7.2$Linux_X86_64 LibreOffice_project/30$Build-2</meta:generator>
  </office:meta>
</office:document-meta>
</file>